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5cm" fo:min-width="18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55cm" fo:min-width="5.4cm"/>
    </style:style>
    <style:style style:name="gr3" style:family="graphic" style:parent-style-name="standard">
      <style:graphic-properties draw:stroke="none" svg:stroke-color="#000000" draw:fill="none" draw:fill-color="#ffffff" fo:min-height="2.1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3.85cm" fo:min-width="18.5cm"/>
    </style:style>
    <style:style style:name="gr7" style:family="graphic" style:parent-style-name="standard">
      <style:graphic-properties draw:stroke="none" svg:stroke-color="#000000" draw:fill="none" draw:fill-color="#ffffff" fo:min-height="1.45cm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65cm" fo:min-width="15.1cm"/>
    </style:style>
    <style:style style:name="gr10" style:family="graphic" style:parent-style-name="standard">
      <style:graphic-properties draw:stroke="none" svg:stroke-color="#000000" draw:fill="none" draw:fill-color="#ffffff" fo:min-height="3.0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55cm" fo:min-width="16.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4.55cm" fo:min-width="18.5cm"/>
    </style:style>
    <style:style style:name="gr13" style:family="graphic" style:parent-style-name="standard">
      <style:graphic-properties draw:stroke="none" svg:stroke-color="#000000" draw:fill="none" draw:fill-color="#ffffff" fo:min-height="2.05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7cm" svg:x="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4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8.6cm" svg:height="2.4cm" svg:x="9.4cm" svg:y="1.2cm">
          <draw:text-box>
            <text:p>&lt;header&gt;</text:p>
          </draw:text-box>
        </draw:frame>
        <draw:frame draw:style-name="gr4" draw:text-style-name="P2" draw:layer="layout" svg:width="5.4cm" svg:height="1.4cm" svg:x="1.3cm" svg:y="1.2cm">
          <draw:text-box>
            <text:p>logo</text:p>
          </draw:text-box>
        </draw:frame>
        <draw:frame draw:style-name="gr5" draw:text-style-name="P2" draw:layer="layout" svg:width="5.9cm" svg:height="1.9cm" svg:x="10cm" svg:y="2cm">
          <draw:text-box>
            <text:p>&lt;h1&gt;</text:p>
          </draw:text-box>
        </draw:frame>
        <draw:custom-shape draw:style-name="gr6" draw:text-style-name="P3" draw:layer="layout" svg:width="19cm" svg:height="4.1cm" svg:x="1cm" svg:y="6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8cm" svg:height="4.517cm" svg:x="7.3cm" svg:y="5.716cm">
          <draw:text-box>
            <text:p>&lt;nav&gt;</text:p>
            <text:p>&lt;ul&gt;</text:p>
            <text:p>&lt;li&gt;a&lt;/li&gt;</text:p>
            <text:p>&lt;li&gt;a&lt;/li&gt;</text:p>
            <text:p>&lt;li&gt;a&lt;/li&gt;</text:p>
            <text:p>&lt;li&gt;a&lt;/li&gt;</text:p>
          </draw:text-box>
        </draw:frame>
        <draw:frame draw:style-name="gr7" draw:text-style-name="P2" draw:layer="layout" svg:width="5.8cm" svg:height="1.7cm" svg:x="9.6cm" svg:y="4.4cm">
          <draw:text-box>
            <text:p>&lt;/header&gt;</text:p>
          </draw:text-box>
        </draw:frame>
        <draw:frame draw:style-name="gr8" draw:text-style-name="P2" draw:layer="layout" svg:width="7.5cm" svg:height="2.384cm" svg:x="0.9cm" svg:y="3.216cm">
          <draw:text-box>
            <text:p>&lt;figure&gt;</text:p>
            <text:p>&lt;img&gt;</text:p>
            <text:p>&lt;/figure&gt;</text:p>
          </draw:text-box>
        </draw:frame>
        <draw:custom-shape draw:style-name="gr9" draw:text-style-name="P1" draw:layer="layout" svg:width="15.6cm" svg:height="3.9cm" svg:x="2.5cm" svg:y="11.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9.8cm" svg:height="3.3cm" svg:x="6.1cm" svg:y="12.2cm">
          <draw:text-box>
            <text:p>&lt;figure&gt;</text:p>
            <text:p>&lt;img&gt;</text:p>
            <text:p>&lt;/figure</text:p>
          </draw:text-box>
        </draw:frame>
        <draw:custom-shape draw:style-name="gr11" draw:text-style-name="P1" draw:layer="layout" svg:width="17.4cm" svg:height="2.8cm" svg:x="1.5cm" svg:y="19.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1.1cm" svg:height="2.384cm" svg:x="2cm" svg:y="19.5cm">
          <draw:text-box>
            <text:p>&lt;p&gt;</text:p>
            <text:p/>
            <text:p>&lt;/p&gt;</text:p>
          </draw:text-box>
        </draw:frame>
        <draw:custom-shape draw:style-name="gr12" draw:text-style-name="P1" draw:layer="layout" svg:width="19cm" svg:height="4.8cm" svg:x="1cm" svg:y="2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6.9cm" svg:height="4.517cm" svg:x="1.1cm" svg:y="24.183cm">
          <draw:text-box>
            <text:p>&lt;figure&gt;</text:p>
            <text:p>&lt;img&gt;</text:p>
            <text:p>&lt;a&gt;&lt;img&gt;&lt;/a&gt;</text:p>
            <text:p>&lt;a&gt;&lt;img&gt;&lt;/a&gt;</text:p>
            <text:p>&lt;li&gt;a&lt;/li&gt;</text:p>
            <text:p>&lt;/figure&gt;</text:p>
          </draw:text-box>
        </draw:frame>
        <draw:frame draw:style-name="gr14" draw:text-style-name="P2" draw:layer="layout" svg:width="7.6cm" svg:height="1.1cm" svg:x="8.7cm" svg:y="24cm">
          <draw:text-box>
            <text:p>&lt;footer&gt;</text:p>
          </draw:text-box>
        </draw:frame>
        <draw:frame draw:style-name="gr15" draw:text-style-name="P2" draw:layer="layout" svg:width="3.7cm" svg:height="0.962cm" svg:x="8.4cm" svg:y="25cm">
          <draw:text-box>
            <text:p>&lt;p&gt;&lt;/p&gt;</text:p>
          </draw:text-box>
        </draw:frame>
        <draw:frame draw:style-name="gr15" draw:text-style-name="P2" draw:layer="layout" svg:width="4.9cm" svg:height="0.962cm" svg:x="15.1cm" svg:y="27.8cm">
          <draw:text-box>
            <text:p>&lt;p&gt;&lt;a&gt;&lt;/p&gt;</text:p>
          </draw:text-box>
        </draw:frame>
        <draw:frame draw:style-name="gr14" draw:text-style-name="P2" draw:layer="layout" svg:width="7.9cm" svg:height="1.1cm" svg:x="13cm" svg:y="2.9cm">
          <draw:text-box>
            <text:p>&lt;input&gt;&lt;buton&gt;</text:p>
          </draw:text-box>
        </draw:frame>
        <draw:frame draw:style-name="gr16" draw:text-style-name="P2" draw:layer="layout" svg:width="4.8cm" svg:height="0.962cm" svg:x="2.2cm" svg:y="20.238cm">
          <draw:text-box>
            <text:p>&lt;h2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22:16:10.430792215</meta:creation-date>
    <dc:date>2017-03-19T22:39:33.323568192</dc:date>
    <meta:editing-duration>PT12M50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